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2"/>
        <table:table-row table:style-name="ro1">
          <table:table-cell office:value-type="string" calcext:value-type="string">
            <text:p>Component ID</text:p>
          </table:table-cell>
          <table:table-cell table:style-name="ce3" office:value-type="string" calcext:value-type="string">
            <text:p>Component Name</text:p>
          </table:table-cell>
          <table:table-cell table:style-name="ce5" office:value-type="string" calcext:value-type="string">
            <text:p>Gross Weight (lb)</text:p>
          </table:table-cell>
          <table:table-cell table:style-name="ce5" office:value-type="string" calcext:value-type="string">
            <text:p>Start Loc</text:p>
          </table:table-cell>
          <table:table-cell table:style-name="ce5" office:value-type="string" calcext:value-type="string">
            <text:p>CG Loc</text:p>
          </table:table-cell>
          <table:table-cell office:value-type="string" calcext:value-type="string">
            <text:p>Comp Length</text:p>
          </table:table-cell>
          <table:table-cell office:value-type="string" calcext:value-type="string">
            <text:p>Group ID</text:p>
          </table:table-cell>
          <table:table-cell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izontal Tail</text:p>
          </table:table-cell>
          <table:table-cell office:value-type="float" office:value="379.296214104498" calcext:value-type="float">
            <text:p>379.296214104498</text:p>
          </table:table-cell>
          <table:table-cell office:value-type="string" calcext:value-type="string">
            <text:p>#3+25.4834</text:p>
          </table:table-cell>
          <table:table-cell office:value-type="float" office:value="0.4233" calcext:value-type="float">
            <text:p>0.4233</text:p>
          </table:table-cell>
          <table:table-cell office:value-type="float" office:value="6.94" calcext:value-type="float">
            <text:p>6.94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rtical Tail</text:p>
          </table:table-cell>
          <table:table-cell office:value-type="float" office:value="216.522373285254" calcext:value-type="float">
            <text:p>216.522373285254</text:p>
          </table:table-cell>
          <table:table-cell office:value-type="string" calcext:value-type="string">
            <text:p>#3+17.7842</text:p>
          </table:table-cell>
          <table:table-cell office:value-type="float" office:value="0.69045" calcext:value-type="float">
            <text:p>0.69045</text:p>
          </table:table-cell>
          <table:table-cell office:value-type="float" office:value="9.33" calcext:value-type="float">
            <text:p>9.33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g</text:p>
          </table:table-cell>
          <table:table-cell office:value-type="float" office:value="4267.52943494912" calcext:value-type="float">
            <text:p>4267.52943494912</text:p>
          </table:table-cell>
          <table:table-cell office:value-type="float" office:value="12" calcext:value-type="float">
            <text:p>12</text:p>
          </table:table-cell>
          <table:table-cell office:value-type="float" office:value="0.3802" calcext:value-type="float">
            <text:p>0.3802</text:p>
          </table:table-cell>
          <table:table-cell office:value-type="float" office:value="13.09" calcext:value-type="float">
            <text:p>13.09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uselage</text:p>
          </table:table-cell>
          <table:table-cell office:value-type="float" office:value="3381.58736657379" calcext:value-type="float">
            <text:p>3381.58736657379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#2*1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in Landing Gear</text:p>
          </table:table-cell>
          <table:table-cell office:value-type="float" office:value="1092.12575837813" calcext:value-type="float">
            <text:p>1092.12575837813</text:p>
          </table:table-cell>
          <table:table-cell office:value-type="string" calcext:value-type="string">
            <text:p>#3*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se Landing Gear</text:p>
          </table:table-cell>
          <table:table-cell office:value-type="float" office:value="199.959927567191" calcext:value-type="float">
            <text:p>199.95992756719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ngines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#3+-3.34</text:p>
          </table:table-cell>
          <table:table-cell office:value-type="float" office:value="0.45" calcext:value-type="float">
            <text:p>0.45</text:p>
          </table:table-cell>
          <table:table-cell office:value-type="float" office:value="6.2325" calcext:value-type="float">
            <text:p>6.2325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pellers</text:p>
          </table:table-cell>
          <table:table-cell office:value-type="float" office:value="542.083044100638" calcext:value-type="float">
            <text:p>542.083044100638</text:p>
          </table:table-cell>
          <table:table-cell office:value-type="string" calcext:value-type="string">
            <text:p>#3+-3.95</text:p>
          </table:table-cell>
          <table:table-cell office:value-type="float" office:value="0.5" calcext:value-type="float">
            <text:p>0.5</text:p>
          </table:table-cell>
          <table:table-cell office:value-type="float" office:value="0.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acell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#3+-5.07</text:p>
          </table:table-cell>
          <table:table-cell office:value-type="float" office:value="0.4" calcext:value-type="float">
            <text:p>0.4</text:p>
          </table:table-cell>
          <table:table-cell office:value-type="float" office:value="13.96" calcext:value-type="float">
            <text:p>13.96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rward Avionics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9.537" calcext:value-type="float">
            <text:p>9.537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tardant Tank</text:p>
          </table:table-cell>
          <table:table-cell office:value-type="float" office:value="461" calcext:value-type="float">
            <text:p>461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13.278" calcext:value-type="float">
            <text:p>13.278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uel Tank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#3*0.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#3*0.5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uel</text:p>
          </table:table-cell>
          <table:table-cell office:value-type="float" office:value="3918" calcext:value-type="float">
            <text:p>3918</text:p>
          </table:table-cell>
          <table:table-cell office:value-type="string" calcext:value-type="string">
            <text:p>#12+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#3*0.5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tardant</text:p>
          </table:table-cell>
          <table:table-cell office:value-type="float" office:value="12517.5" calcext:value-type="float">
            <text:p>12517.5</text:p>
          </table:table-cell>
          <table:table-cell office:value-type="string" calcext:value-type="string">
            <text:p>#11+0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/>
          <table:table-cell table:style-name="ce5" table:number-columns-repeated="3"/>
          <table:table-cell table:number-columns-repeated="59"/>
        </table:table-row>
        <table:table-row table:style-name="ro1" table:number-rows-repeated="3">
          <table:table-cell/>
          <table:table-cell table:style-name="ce4"/>
          <table:table-cell table:number-columns-repeated="62"/>
        </table:table-row>
        <table:table-row table:style-name="ro1" table:number-rows-repeated="5">
          <table:table-cell/>
          <table:table-cell table:style-name="ce4"/>
          <table:table-cell table:number-columns-repeated="6"/>
          <table:table-cell table:style-name="Default"/>
          <table:table-cell table:number-columns-repeated="55"/>
        </table:table-row>
        <table:table-row table:style-name="ro1" table:number-rows-repeated="9">
          <table:table-cell table:number-columns-repeated="8"/>
          <table:table-cell table:style-name="Default"/>
          <table:table-cell table:number-columns-repeated="55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UMing CN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6" loext:min-decimal-places="6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4:12:41.4050561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0T09:07:56.826971981</meta:creation-date>
    <dc:date>2020-04-22T18:18:01.602676949</dc:date>
    <meta:editing-duration>PT7H50M31S</meta:editing-duration>
    <meta:editing-cycles>18</meta:editing-cycles>
    <meta:generator>LibreOffice/6.3.5.2$Linux_X86_64 LibreOffice_project/30$Build-2</meta:generator>
    <meta:document-statistic meta:table-count="1" meta:cell-count="105" meta:object-count="0"/>
  </office:meta>
</office:document-meta>
</file>